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7.53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8.005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13.974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9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17.78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18.085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8.255cm" svg:x="0.305cm" svg:y="1.448cm">
          <draw:text-box>
            <text:p>Menu</text:p>
          </draw:text-box>
        </draw:frame>
        <draw:custom-shape draw:style-name="gr5" draw:text-style-name="P6" draw:layer="layout" svg:width="13.843cm" svg:height="14.224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4.931cm">
          <text:p text:style-name="P5"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8.128cm" svg:height="0.763cm" svg:x="5.766cm" svg:y="4.241cm">
          <draw:text-box>
            <text:p text:style-name="P7"><text:span text:style-name="T1">Pilih Mahasiswa</text:span></text:p>
          </draw:text-box>
        </draw:frame>
        <draw:custom-shape draw:style-name="gr8" draw:text-style-name="P9" draw:layer="layout" svg:width="1.905cm" svg:height="0.762cm" svg:x="6.02cm" svg:y="6.2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.51cm" svg:height="0.762cm" svg:x="8.32cm" svg:y="6.2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642cm" svg:height="0.762cm" svg:x="10.22cm" svg:y="6.2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27T22:45:18.684896567</dc:date>
    <meta:editing-duration>PT2H33M54S</meta:editing-duration>
    <meta:editing-cycles>24</meta:editing-cycles>
    <meta:generator>LibreOffice/5.1.6.2$Linux_x86 LibreOffice_project/10m0$Build-2</meta:generator>
    <meta:document-statistic meta:object-count="11"/>
  </office:meta>
</office:document-meta>
</file>